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64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2.8125in"/>
    </style:style>
    <style:style style:name="Table1.E" style:family="table-column">
      <style:table-column-properties style:column-width="1.488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Noto Sans" fo:font-size="11pt" officeooo:rsid="000e07af" officeooo:paragraph-rsid="000e07af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Noto Sans" fo:font-size="11pt" officeooo:rsid="001af180" officeooo:paragraph-rsid="001af180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Noto Sans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Noto Sans" fo:font-size="11pt" officeooo:rsid="000fcff6" officeooo:paragraph-rsid="000fcff6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Noto Sans" fo:font-size="11pt" officeooo:rsid="000fcff6" officeooo:paragraph-rsid="003252fa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Noto Sans" fo:font-size="11pt" officeooo:rsid="0010d8a2" officeooo:paragraph-rsid="003252fa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12157f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3252fa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3f5133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Noto Sans" fo:font-size="11pt" officeooo:rsid="001b5cf9" officeooo:paragraph-rsid="001b5cf9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Noto Sans" fo:font-size="11pt" officeooo:rsid="001cd0b2" officeooo:paragraph-rsid="001cd0b2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Noto Sans" fo:font-size="11pt" officeooo:rsid="001cd0b2" officeooo:paragraph-rsid="003debc6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Noto Sans" fo:font-size="11pt" officeooo:rsid="0019ed5c" officeooo:paragraph-rsid="0019ed5c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Noto Sans" fo:font-size="11pt" officeooo:rsid="0019ed5c" officeooo:paragraph-rsid="003f5133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Noto Sans" fo:font-size="11pt" officeooo:rsid="0037323b" officeooo:paragraph-rsid="0037323b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Noto Sans" fo:font-size="11pt" officeooo:rsid="0039138d" officeooo:paragraph-rsid="0039138d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Noto Sans" fo:font-size="11pt" officeooo:rsid="003adcdc" officeooo:paragraph-rsid="003adcdc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Noto Sans" fo:font-size="11pt" officeooo:rsid="003c5df8" officeooo:paragraph-rsid="003c5df8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Noto Sans" fo:font-size="11pt" officeooo:rsid="003f5133" officeooo:paragraph-rsid="003f5133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3debc6" officeooo:paragraph-rsid="003debc6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3f5133" officeooo:paragraph-rsid="003f5133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285bd" officeooo:paragraph-rsid="004285bd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3bffa" officeooo:paragraph-rsid="0043bffa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09e22" officeooo:paragraph-rsid="00449114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39138d" officeooo:paragraph-rsid="00449114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oto Sans" fo:font-size="11pt" fo:font-weight="normal" officeooo:rsid="0039138d" officeooo:paragraph-rsid="0039138d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Noto Sans" fo:font-size="11pt" fo:font-weight="normal" officeooo:rsid="003debc6" officeooo:paragraph-rsid="003debc6" style:font-size-asian="11pt" style:font-weight-asian="normal" style:font-size-complex="11pt" style:font-weight-complex="normal"/>
    </style:style>
    <style:style style:name="P28" style:family="paragraph" style:parent-style-name="Table_20_Heading">
      <style:text-properties style:font-name="Noto Sans" fo:font-size="11pt" officeooo:rsid="000e07af" officeooo:paragraph-rsid="000e07af" style:font-size-asian="11pt" style:font-size-complex="11pt"/>
    </style:style>
    <style:style style:name="P29" style:family="paragraph" style:parent-style-name="Table_20_Heading">
      <style:text-properties style:font-name="Noto Sans" fo:font-size="11pt" officeooo:rsid="0037323b" officeooo:paragraph-rsid="0037323b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Noto Sans" fo:font-size="11pt" fo:font-weight="bold" officeooo:rsid="000e07af" officeooo:paragraph-rsid="000e07af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Noto Sans" fo:font-size="13pt" fo:font-weight="bold" officeooo:rsid="000e07af" officeooo:paragraph-rsid="000e07af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Noto Sans" fo:font-size="2pt" fo:font-weight="bold" officeooo:rsid="000e07af" officeooo:paragraph-rsid="000e07af" style:font-size-asian="1.75pt" style:font-weight-asian="bold" style:font-size-complex="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Noto Sans" fo:font-size="11pt" officeooo:rsid="0047e897" officeooo:paragraph-rsid="0047e897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Noto Sans" fo:font-size="11pt" officeooo:rsid="001af180" officeooo:paragraph-rsid="0048b53f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Noto Sans" fo:font-size="11pt" officeooo:rsid="0039138d" officeooo:paragraph-rsid="0048b53f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officeooo:paragraph-rsid="0048b53f"/>
    </style:style>
    <style:style style:name="T1" style:family="text">
      <style:text-properties officeooo:rsid="0012157f"/>
    </style:style>
    <style:style style:name="T2" style:family="text">
      <style:text-properties fo:font-weight="normal" officeooo:rsid="0013f7e4" style:font-weight-asian="normal" style:font-weight-complex="normal"/>
    </style:style>
    <style:style style:name="T3" style:family="text">
      <style:text-properties officeooo:rsid="001475ea"/>
    </style:style>
    <style:style style:name="T4" style:family="text">
      <style:text-properties officeooo:rsid="001744f1"/>
    </style:style>
    <style:style style:name="T5" style:family="text">
      <style:text-properties officeooo:rsid="0017c16d"/>
    </style:style>
    <style:style style:name="T6" style:family="text">
      <style:text-properties officeooo:rsid="003252fa"/>
    </style:style>
    <style:style style:name="T7" style:family="text">
      <style:text-properties officeooo:rsid="0037323b"/>
    </style:style>
    <style:style style:name="T8" style:family="text">
      <style:text-properties officeooo:rsid="0039138d"/>
    </style:style>
    <style:style style:name="T9" style:family="text">
      <style:text-properties officeooo:rsid="003adcdc"/>
    </style:style>
    <style:style style:name="T10" style:family="text">
      <style:text-properties officeooo:rsid="003c5df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f5133"/>
    </style:style>
    <style:style style:name="T13" style:family="text">
      <style:text-properties officeooo:rsid="003f97c1"/>
    </style:style>
    <style:style style:name="T14" style:family="text">
      <style:text-properties officeooo:rsid="00409e22"/>
    </style:style>
    <style:style style:name="T15" style:family="text">
      <style:text-properties officeooo:rsid="004285bd"/>
    </style:style>
    <style:style style:name="T16" style:family="text">
      <style:text-properties officeooo:rsid="0043bffa"/>
    </style:style>
    <style:style style:name="T17" style:family="text">
      <style:text-properties officeooo:rsid="0047e897"/>
    </style:style>
    <style:style style:name="T18" style:family="text">
      <style:text-properties officeooo:rsid="0048b53f"/>
    </style:style>
    <style:style style:name="T19" style:family="text">
      <style:text-properties style:font-name="Noto Sans" fo:font-size="11pt" officeooo:rsid="001af180" style:font-size-asian="11pt" style:font-size-complex="11pt"/>
    </style:style>
    <style:style style:name="T20" style:family="text">
      <style:text-properties style:font-name="Noto Sans" fo:font-size="11pt" officeooo:rsid="003adcdc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8">Fall</text:span> 201<text:span text:style-name="T15">8</text:span> – STAT 201-0<text:span text:style-name="T7">2</text:span> Schedule</text:p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8">Week</text:p>
            </table:table-cell>
            <table:table-cell table:style-name="Table1.A1" office:value-type="string">
              <text:p text:style-name="P28">Date</text:p>
            </table:table-cell>
            <table:table-cell table:style-name="Table1.A1" office:value-type="string">
              <text:p text:style-name="P29">Chapter</text:p>
            </table:table-cell>
            <table:table-cell table:style-name="Table1.A1" office:value-type="string">
              <text:p text:style-name="P28">Topics</text:p>
            </table:table-cell>
            <table:table-cell table:style-name="Table1.E1" office:value-type="string">
              <text:p text:style-name="P28">Due <text:span text:style-name="T1">before class</text:span>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33">8/27</text:p>
          </table:table-cell>
          <table:table-cell table:style-name="Table1.A2" office:value-type="string">
            <text:p text:style-name="P1"><text:span text:style-name="T3">Ch </text:span>1</text:p>
          </table:table-cell>
          <table:table-cell table:style-name="Table1.A2" office:value-type="string">
            <text:p text:style-name="P2">Statistical and Critical Thinking, Types of Data, Collecting Sample Data</text:p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3">9/3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2"><text:span text:style-name="T17">Labor</text:span> Da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33">9/10</text:p>
          </table:table-cell>
          <table:table-cell table:style-name="Table1.A2" office:value-type="string">
            <text:p text:style-name="P35"><text:span text:style-name="T9">Ch 4 (4.1–4.3)</text:span></text:p>
          </table:table-cell>
          <table:table-cell table:style-name="Table1.A2" office:value-type="string">
            <text:p text:style-name="P36"><text:span text:style-name="T19">Basic Concepts of Probability, Addition Rule </text:span><text:span text:style-name="T20">and</text:span><text:span text:style-name="T19"> Multiplication Rule, Complements, Conditional Probability </text:span><text:span text:style-name="T20">and Bayes Theorem</text:span></text:p>
          </table:table-cell>
          <table:table-cell table:style-name="Table1.E2" office:value-type="string">
            <text:p text:style-name="P5">H<text:span text:style-name="T6">W</text:span> 1</text:p>
          </table:table-cell>
        </table:table-row>
        <table:table-row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33">9/17</text:p>
          </table:table-cell>
          <table:table-cell table:style-name="Table1.A2" office:value-type="string">
            <text:p text:style-name="P15">Ch <text:span text:style-name="T18">2</text:span></text:p>
          </table:table-cell>
          <table:table-cell table:style-name="Table1.A2" office:value-type="string">
            <text:p text:style-name="P34">Frequency Distributions, Histograms, Graph<text:span text:style-name="T8">s</text:span> <text:span text:style-name="T9">That Enlightened and Graphs That Deceive</text:span></text:p>
          </table:table-cell>
          <table:table-cell table:style-name="Table1.E2" office:value-type="string">
            <text:p text:style-name="P17">HW <text:span text:style-name="T18">4</text:span> / Quiz 1</text:p>
          </table:table-cell>
        </table:table-row>
        <table:table-row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33">9/24</text:p>
          </table:table-cell>
          <table:table-cell table:style-name="Table1.A2" office:value-type="string">
            <text:p text:style-name="P35">Ch <text:span text:style-name="T18">3</text:span></text:p>
          </table:table-cell>
          <table:table-cell table:style-name="Table1.A2" office:value-type="string">
            <text:p text:style-name="P34">Measures of Center, Variation and Relative Standing, Boxplots</text:p>
          </table:table-cell>
          <table:table-cell table:style-name="Table1.E2" office:value-type="string">
            <text:p text:style-name="P6">H<text:span text:style-name="T6">W</text:span> <text:span text:style-name="T18">2 / </text:span>Quiz <text:span text:style-name="T18">4</text:span></text:p>
          </table:table-cell>
        </table:table-row>
        <table:table-row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33">10/1</text:p>
          </table:table-cell>
          <table:table-cell table:style-name="Table1.A2" office:value-type="string">
            <text:p text:style-name="P4"><text:span text:style-name="T9">Ch 5 (</text:span>5.<text:span text:style-name="T4">1–5.3)</text:span></text:p>
          </table:table-cell>
          <table:table-cell table:style-name="Table1.A2" office:value-type="string">
            <text:p text:style-name="P2">Probability Distributions, Binomial Distributions, <text:span text:style-name="T10">Poisson Distributions</text:span></text:p>
          </table:table-cell>
          <table:table-cell table:style-name="Table1.E2" office:value-type="string">
            <text:p text:style-name="P8">H<text:span text:style-name="T6">W</text:span> <text:span text:style-name="T18">3 / </text:span>Quiz <text:span text:style-name="T18">2</text:span></text:p>
          </table:table-cell>
        </table:table-row>
        <table:table-row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33">10/8</text:p>
          </table:table-cell>
          <table:table-cell table:style-name="Table1.A2" office:value-type="string">
            <text:p text:style-name="P4"><text:span text:style-name="T10">Ch 6 (</text:span>6.<text:span text:style-name="T5">1–6.4)</text:span></text:p>
          </table:table-cell>
          <table:table-cell table:style-name="Table1.A2" office:value-type="string">
            <text:p text:style-name="P10"><text:span text:style-name="T10">Standard </text:span>Normal Distributions, <text:span text:style-name="T10">Applications of Normal Distributions,</text:span> Sampling Distributions <text:span text:style-name="T10">and</text:span> Estimators, Central Limit Theorem</text:p>
          </table:table-cell>
          <table:table-cell table:style-name="Table1.E2" office:value-type="string">
            <text:p text:style-name="P8">H<text:span text:style-name="T6">W</text:span> <text:span text:style-name="T10">5 / </text:span>Quiz <text:span text:style-name="T18">3</text:span></text:p>
          </table:table-cell>
        </table:table-row>
        <table:table-row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33">10/15</text:p>
          </table:table-cell>
          <table:table-cell table:style-name="Table1.A2" office:value-type="string">
            <text:p text:style-name="P18">Ch 7 (7.1-7.2)</text:p>
          </table:table-cell>
          <table:table-cell table:style-name="Table1.A2" office:value-type="string">
            <text:p text:style-name="P11">Estimating Population Proportions, <text:span text:style-name="T10">Population</text:span> Means</text:p>
            <text:p text:style-name="P24">Midterm review</text:p>
          </table:table-cell>
          <table:table-cell table:style-name="Table1.E2" office:value-type="string">
            <text:p text:style-name="P8">H<text:span text:style-name="T6">W 6 / </text:span>Quiz <text:span text:style-name="T16">5</text:span></text:p>
          </table:table-cell>
        </table:table-row>
        <table:table-row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33">10/22</text:p>
          </table:table-cell>
          <table:table-cell table:style-name="Table1.A2" office:value-type="string">
            <text:p text:style-name="P20">No class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27">Quiz 6</text:p>
            <text:p text:style-name="P7"><text:span text:style-name="T11">Midterm </text:span><text:span text:style-name="T2">(Ch 1- 6)</text:span></text:p>
          </table:table-cell>
        </table:table-row>
        <table:table-row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P33">10/29</text:p>
          </table:table-cell>
          <table:table-cell table:style-name="Table1.A2" office:value-type="string">
            <text:p text:style-name="P18">Ch 8 (8.1-8.3)</text:p>
          </table:table-cell>
          <table:table-cell table:style-name="Table1.A2" office:value-type="string">
            <text:p text:style-name="P11">Hypothesis Testing, <text:span text:style-name="T12">Testing a Claim About a Proportion, About a Mean</text:span></text:p>
          </table:table-cell>
          <table:table-cell table:style-name="Table1.E2" office:value-type="string">
            <text:p text:style-name="P8">H<text:span text:style-name="T6">W</text:span> 7</text:p>
          </table:table-cell>
        </table:table-row>
        <table:table-row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33">11/5</text:p>
          </table:table-cell>
          <table:table-cell table:style-name="Table1.A2" office:value-type="string">
            <text:p text:style-name="P18">Ch 9 (9.1-9.3)</text:p>
          </table:table-cell>
          <table:table-cell table:style-name="Table1.A2" office:value-type="string">
            <text:p text:style-name="P12">Hypothesis Testing for Two Proportions, <text:span text:style-name="T12">for </text:span>Two <text:span text:style-name="T12">Independent</text:span> Means, <text:span text:style-name="T12">for</text:span> Paired Samples</text:p>
          </table:table-cell>
          <table:table-cell table:style-name="Table1.E2" office:value-type="string">
            <text:p text:style-name="P8">H<text:span text:style-name="T6">W</text:span> 8 / Quiz <text:span text:style-name="T12">7</text:span></text:p>
          </table:table-cell>
        </table:table-row>
        <table:table-row>
          <table:table-cell table:style-name="Table1.A2" office:value-type="string">
            <text:p text:style-name="P4">1<text:span text:style-name="T7">1</text:span></text:p>
          </table:table-cell>
          <table:table-cell table:style-name="Table1.A2" office:value-type="string">
            <text:p text:style-name="P33">11/12</text:p>
          </table:table-cell>
          <table:table-cell table:style-name="Table1.A2" office:value-type="string">
            <text:p text:style-name="P18">Ch 10 <text:span text:style-name="T12">(10.1-10.2)</text:span></text:p>
          </table:table-cell>
          <table:table-cell table:style-name="Table1.A2" office:value-type="string">
            <text:p text:style-name="P13">Correlation, Regression</text:p>
          </table:table-cell>
          <table:table-cell table:style-name="Table1.E2" office:value-type="string">
            <text:p text:style-name="P8">H<text:span text:style-name="T6">W</text:span> 9 / Quiz <text:span text:style-name="T12">8</text:span></text:p>
          </table:table-cell>
        </table:table-row>
        <table:table-row>
          <table:table-cell table:style-name="Table1.A2" office:value-type="string">
            <text:p text:style-name="P4">1<text:span text:style-name="T7">2</text:span></text:p>
          </table:table-cell>
          <table:table-cell table:style-name="Table1.A2" office:value-type="string">
            <text:p text:style-name="P33">11/19</text:p>
          </table:table-cell>
          <table:table-cell table:style-name="Table1.A2" office:value-type="string">
            <text:p text:style-name="P18">Ch 11</text:p>
          </table:table-cell>
          <table:table-cell table:style-name="Table1.A2" office:value-type="string">
            <text:p text:style-name="P14">Goodness-of-Fit, Contingency Tables</text:p>
          </table:table-cell>
          <table:table-cell table:style-name="Table1.E2" office:value-type="string">
            <text:p text:style-name="P8">H<text:span text:style-name="T6">W</text:span> 10 / Quiz <text:span text:style-name="T12">9</text:span></text:p>
          </table:table-cell>
        </table:table-row>
        <table:table-row>
          <table:table-cell table:style-name="Table1.A2" office:value-type="string">
            <text:p text:style-name="P4">1<text:span text:style-name="T7">3</text:span></text:p>
          </table:table-cell>
          <table:table-cell table:style-name="Table1.A2" office:value-type="string">
            <text:p text:style-name="P33">11/26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>Presentations</text:p>
          </table:table-cell>
          <table:table-cell table:style-name="Table1.E2" office:value-type="string">
            <text:p text:style-name="P9">H<text:span text:style-name="T6">W</text:span> 11 / Quiz <text:span text:style-name="T12">10</text:span></text:p>
          </table:table-cell>
        </table:table-row>
        <table:table-row>
          <table:table-cell table:style-name="Table1.A2" office:value-type="string">
            <text:p text:style-name="P4">1<text:span text:style-name="T7">4</text:span></text:p>
          </table:table-cell>
          <table:table-cell table:style-name="Table1.A2" office:value-type="string">
            <text:p text:style-name="P33">12/3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5"><text:span text:style-name="T14">Final </text:span>review</text:p>
          </table:table-cell>
          <table:table-cell table:style-name="Table1.E2" office:value-type="string">
            <text:p text:style-name="P9">Quiz <text:span text:style-name="T12">11</text:span></text:p>
          </table:table-cell>
        </table:table-row>
        <table:table-row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33">12/10</text:p>
          </table:table-cell>
          <table:table-cell table:style-name="Table1.A2" office:value-type="string">
            <text:p text:style-name="P21">No class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9"><text:span text:style-name="T11">Final </text:span>(Ch 1-11<text:span text:style-name="T13">)</text:span>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yne</meta:initial-creator>
    <meta:creation-date>2017-04-12T17:15:25.881970950</meta:creation-date>
    <dc:date>2018-08-21T13:21:40.019027079</dc:date>
    <meta:editing-duration>P11DT23H37M9S</meta:editing-duration>
    <meta:editing-cycles>21</meta:editing-cycles>
    <meta:generator>LibreOffice/5.1.6.2$Linux_X86_64 LibreOffice_project/10m0$Build-2</meta:generator>
    <meta:document-statistic meta:table-count="1" meta:image-count="0" meta:object-count="0" meta:page-count="1" meta:paragraph-count="80" meta:word-count="242" meta:character-count="1319" meta:non-whitespace-character-count="1159"/>
  </office:meta>
</office:document-meta>
</file>